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bold" officeooo:rsid="000604dc" officeooo:paragraph-rsid="000604dc" style:font-weight-asian="bold" style:font-weight-complex="bold"/>
    </style:style>
    <style:style style:name="P2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04dc" officeooo:paragraph-rsid="000604dc" style:font-weight-asian="normal" style:font-weight-complex="normal"/>
    </style:style>
    <style:style style:name="P3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fc22" officeooo:paragraph-rsid="0006fc22" style:font-weight-asian="normal" style:font-weight-complex="normal"/>
    </style:style>
    <style:style style:name="P4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fc22" officeooo:paragraph-rsid="000c1758" style:font-weight-asian="normal" style:font-weight-complex="normal"/>
    </style:style>
    <style:style style:name="P5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paragraph-rsid="0006fc22" style:font-weight-asian="normal" style:font-weight-complex="normal"/>
    </style:style>
    <style:style style:name="P6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officeooo:rsid="000604dc" officeooo:paragraph-rsid="000604dc"/>
    </style:style>
    <style:style style:name="P7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c9211e" loext:opacity="100%" style:font-name="Liberation Sans" fo:font-weight="normal" officeooo:rsid="00082ecf" officeooo:paragraph-rsid="00082ecf" style:font-weight-asian="normal" style:font-weight-complex="normal"/>
    </style:style>
    <style:style style:name="P8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c9211e" loext:opacity="100%" style:font-name="Liberation Sans" fo:font-weight="normal" officeooo:rsid="000ee458" officeooo:paragraph-rsid="000ee458" style:font-weight-asian="normal" style:font-weight-complex="normal"/>
    </style:style>
    <style:style style:name="P9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Liberation Sans" fo:font-weight="normal" officeooo:rsid="000604dc" officeooo:paragraph-rsid="000604dc" style:font-weight-asian="normal" style:font-weight-complex="normal"/>
    </style:style>
    <style:style style:name="P10" style:family="paragraph" style:parent-style-name="Standard" style:list-style-name="L2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04dc" officeooo:paragraph-rsid="000604dc" style:font-weight-asian="normal" style:font-weight-complex="normal"/>
    </style:style>
    <style:style style:name="P11" style:family="paragraph" style:parent-style-name="Standard" style:list-style-name="L3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04dc" officeooo:paragraph-rsid="000604dc" style:font-weight-asian="normal" style:font-weight-complex="normal"/>
    </style:style>
    <style:style style:name="P12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04dc" officeooo:paragraph-rsid="001684d2" style:font-weight-asian="normal" style:font-weight-complex="normal"/>
    </style:style>
    <style:style style:name="P13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fc22" officeooo:paragraph-rsid="000604dc" style:font-weight-asian="normal" style:font-weight-complex="normal"/>
    </style:style>
    <style:style style:name="P14" style:family="paragraph" style:parent-style-name="Standard" style:list-style-name="L4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fc22" officeooo:paragraph-rsid="0006fc22" style:font-weight-asian="normal" style:font-weight-complex="normal"/>
    </style:style>
    <style:style style:name="P15" style:family="paragraph" style:parent-style-name="Standard" style:list-style-name="L6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fc22" officeooo:paragraph-rsid="0006fc22" style:font-weight-asian="normal" style:font-weight-complex="normal"/>
    </style:style>
    <style:style style:name="P16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fc22" officeooo:paragraph-rsid="000c1758" style:font-weight-asian="normal" style:font-weight-complex="normal"/>
    </style:style>
    <style:style style:name="P17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06fc22" officeooo:paragraph-rsid="001684d2" style:font-weight-asian="normal" style:font-weight-complex="normal"/>
    </style:style>
    <style:style style:name="P18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1233fe" officeooo:paragraph-rsid="001233fe" style:font-weight-asian="normal" style:font-weight-complex="normal"/>
    </style:style>
    <style:style style:name="P19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1233fe" officeooo:paragraph-rsid="0014ecab" style:font-weight-asian="normal" style:font-weight-complex="normal"/>
    </style:style>
    <style:style style:name="P20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1233fe" officeooo:paragraph-rsid="001684d2" style:font-weight-asian="normal" style:font-weight-complex="normal"/>
    </style:style>
    <style:style style:name="P21" style:family="paragraph" style:parent-style-name="Standard" style:list-style-name="L15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196697" officeooo:paragraph-rsid="00196697" style:font-weight-asian="normal" style:font-weight-complex="normal"/>
    </style:style>
    <style:style style:name="P22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fo:font-weight="normal" officeooo:rsid="00196697" officeooo:paragraph-rsid="00196697" style:font-weight-asian="normal" style:font-weight-complex="normal"/>
    </style:style>
    <style:style style:name="P23" style:family="paragraph" style:parent-style-name="Standard" style:list-style-name="L8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c9211e" loext:opacity="100%" style:font-name="Liberation Sans" fo:font-weight="normal" officeooo:rsid="00082ecf" officeooo:paragraph-rsid="00082ecf" style:font-weight-asian="normal" style:font-weight-complex="normal"/>
    </style:style>
    <style:style style:name="P24" style:family="paragraph" style:parent-style-name="Standard" style:list-style-name="L9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c9211e" loext:opacity="100%" style:font-name="Liberation Sans" fo:font-weight="normal" officeooo:rsid="00082ecf" officeooo:paragraph-rsid="00082ecf" style:font-weight-asian="normal" style:font-weight-complex="normal"/>
    </style:style>
    <style:style style:name="P25" style:family="paragraph" style:parent-style-name="Standard" style:list-style-name="L5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00a933" loext:opacity="100%" style:font-name="Liberation Sans" fo:font-weight="normal" officeooo:rsid="0006fc22" officeooo:paragraph-rsid="0006fc22" style:font-weight-asian="normal" style:font-weight-complex="normal"/>
    </style:style>
    <style:style style:name="P26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00a933" loext:opacity="100%" style:font-name="Liberation Sans" fo:font-weight="normal" officeooo:rsid="0006fc22" officeooo:paragraph-rsid="0006fc22" style:font-weight-asian="normal" style:font-weight-complex="normal"/>
    </style:style>
    <style:style style:name="P27" style:family="paragraph" style:parent-style-name="Standard">
      <style:paragraph-properties fo:margin-top="0.0398in" fo:margin-bottom="0.0398in" style:contextual-spacing="false" fo:line-height="100%"/>
      <style:text-properties officeooo:paragraph-rsid="000604dc"/>
    </style:style>
    <style:style style:name="P28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officeooo:paragraph-rsid="000c1758"/>
    </style:style>
    <style:style style:name="P29" style:family="paragraph" style:parent-style-name="Standard" style:list-style-name="L10">
      <style:paragraph-properties fo:margin-top="0.0398in" fo:margin-bottom="0.0398in" style:contextual-spacing="false" fo:line-height="100%"/>
      <style:text-properties officeooo:rsid="001233fe" officeooo:paragraph-rsid="001233fe"/>
    </style:style>
    <style:style style:name="P30" style:family="paragraph" style:parent-style-name="Standard" style:list-style-name="L10">
      <style:paragraph-properties fo:margin-top="0.0398in" fo:margin-bottom="0.0398in" style:contextual-spacing="false" fo:line-height="100%"/>
      <style:text-properties style:font-name="Liberation Sans" officeooo:rsid="001233fe" officeooo:paragraph-rsid="001233fe"/>
    </style:style>
    <style:style style:name="P31" style:family="paragraph" style:parent-style-name="Standard" style:list-style-name="L12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officeooo:paragraph-rsid="001233fe"/>
    </style:style>
    <style:style style:name="P32" style:family="paragraph" style:parent-style-name="Standard" style:list-style-name="L12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style:font-name="Liberation Sans" officeooo:paragraph-rsid="001684d2"/>
    </style:style>
    <style:style style:name="P33" style:family="paragraph" style:parent-style-name="Standard" style:list-style-name="L7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000000" loext:opacity="100%" style:font-name="Liberation Sans" fo:font-weight="normal" officeooo:rsid="0006fc22" officeooo:paragraph-rsid="0006fc22" style:font-weight-asian="normal" style:font-weight-complex="normal"/>
    </style:style>
    <style:style style:name="P34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000000" loext:opacity="100%" style:font-name="Liberation Sans" fo:font-weight="normal" officeooo:rsid="0006fc22" officeooo:paragraph-rsid="0006fc22" style:font-weight-asian="normal" style:font-weight-complex="normal"/>
    </style:style>
    <style:style style:name="P35" style:family="paragraph" style:parent-style-name="Standard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000000" loext:opacity="100%" style:font-name="Liberation Sans" fo:font-weight="normal" officeooo:rsid="0006fc22" officeooo:paragraph-rsid="001684d2" style:font-weight-asian="normal" style:font-weight-complex="normal"/>
    </style:style>
    <style:style style:name="P36" style:family="paragraph" style:parent-style-name="Standard" style:list-style-name="L14">
      <style:paragraph-properties fo:margin-top="0.0398in" fo:margin-bottom="0.0398in" style:contextual-spacing="false" fo:line-height="100%">
        <style:tab-stops>
          <style:tab-stop style:position="0.5in"/>
          <style:tab-stop style:position="1in" style:leader-style="solid" style:leader-text="_"/>
        </style:tab-stops>
      </style:paragraph-properties>
      <style:text-properties fo:color="#000000" loext:opacity="100%" style:font-name="Liberation Sans" fo:font-weight="normal" officeooo:rsid="0006fc22" officeooo:paragraph-rsid="001684d2" style:font-weight-asian="normal" style:font-weight-complex="normal"/>
    </style:style>
    <style:style style:name="T1" style:family="text">
      <style:text-properties style:font-name="Liberation Sans" fo:font-weight="normal" style:font-weight-asian="normal" style:font-weight-complex="normal"/>
    </style:style>
    <style:style style:name="T2" style:family="text">
      <style:text-properties style:font-name="Liberation Sans" fo:font-weight="normal" officeooo:rsid="0006fc22" style:font-weight-asian="normal" style:font-weight-complex="normal"/>
    </style:style>
    <style:style style:name="T3" style:family="text">
      <style:text-properties officeooo:rsid="000aa0eb"/>
    </style:style>
    <style:style style:name="T4" style:family="text">
      <style:text-properties fo:language="lt" fo:country="LT"/>
    </style:style>
    <style:style style:name="T5" style:family="text">
      <style:text-properties style:font-name="Liberation Sans"/>
    </style:style>
    <style:style style:name="T6" style:family="text">
      <style:text-properties officeooo:rsid="0013c5e7"/>
    </style:style>
    <style:style style:name="T7" style:family="text">
      <style:text-properties officeooo:rsid="0014ecab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Liberation Sans" fo:font-weight="normal" style:font-weight-asian="normal" style:font-weight-complex="normal"/>
    </style:style>
    <style:style style:name="T10" style:family="text">
      <style:text-properties fo:color="#000000" loext:opacity="100%" style:font-name="Liberation Sans" fo:font-weight="normal" officeooo:rsid="0014ecab" style:font-weight-asian="normal" style:font-weight-complex="normal"/>
    </style:style>
    <style:style style:name="T11" style:family="text">
      <style:text-properties fo:color="#000000" loext:opacity="100%" officeooo:rsid="0014ecab"/>
    </style:style>
    <style:style style:name="T12" style:family="text">
      <style:text-properties officeooo:rsid="001966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gey backlog <text:span text:style-name="T3">proposal</text:span></text:p>
      <text:p text:style-name="P1"/>
      <text:list xml:id="list3840991205" text:style-name="L1">
        <text:list-item>
          <text:p text:style-name="P9">As a user I want to see titles in my watchlist</text:p>
          <text:p text:style-name="P9">so that I could keep up with them</text:p>
        </text:list-item>
      </text:list>
      <text:p text:style-name="P2"><text:tab/><text:tab/></text:p>
      <text:p text:style-name="P27"><text:tab/><text:span text:style-name="T5">Done when watchlist shows info on upcoming episode / season / movie release<text:line-break/></text:span></text:p>
      <text:list xml:id="list3103777294" text:style-name="L10">
        <text:list-item>
          <text:p text:style-name="P29"><text:span text:style-name="T5">Watchlist component layout</text:span></text:p>
        </text:list-item>
        <text:list-item>
          <text:p text:style-name="P30">Config mockAPI</text:p>
        </text:list-item>
        <text:list-item>
          <text:p text:style-name="P30">Connect Watchlist to mockAPI</text:p>
        </text:list-item>
        <text:list-item>
          <text:p text:style-name="P30">Title info dialog layout</text:p>
        </text:list-item>
        <text:list-item>
          <text:p text:style-name="P30">Connect Title info dialog to mockAPI</text:p>
        </text:list-item>
      </text:list>
      <text:p text:style-name="P17"/>
      <text:list xml:id="list849765411" text:style-name="L12">
        <text:list-item>
          <text:p text:style-name="P32">Initial backend infrastructure</text:p>
        </text:list-item>
      </text:list>
      <text:p text:style-name="P20"><text:tab/><text:tab/></text:p>
      <text:p text:style-name="P20"><text:tab/>Schemes, endpoints <text:span text:style-name="T6">for get;put</text:span></text:p>
      <text:p text:style-name="P17"/>
      <text:list xml:id="list4055823229" text:style-name="L14">
        <text:list-item>
          <text:p text:style-name="P36">As an admin I want to be able to monitor the system (database) through the app</text:p>
          <text:p text:style-name="P36">so that I could perform system maintenance easily</text:p>
        </text:list-item>
      </text:list>
      <text:p text:style-name="P35"><text:tab/><text:tab/></text:p>
      <text:p text:style-name="P12"><text:span text:style-name="T8"><text:tab/>Done when admin can have access to system through the app </text:span><text:span text:style-name="T11">(cr titles)</text:span></text:p>
      <text:p text:style-name="P12"><text:span text:style-name="T11"/></text:p>
      <text:list xml:id="list611158459" text:style-name="L15">
        <text:list-item>
          <text:p text:style-name="P21"><text:span text:style-name="T11">B</text:span><text:span text:style-name="T8">ackend infrastructure</text:span></text:p>
        </text:list-item>
      </text:list>
      <text:p text:style-name="P22"><text:span text:style-name="T8"><text:tab/><text:tab/></text:span></text:p>
      <text:p text:style-name="P22"><text:span text:style-name="T8"><text:tab/>DB populated, endpoints for title crud</text:span></text:p>
      <text:p text:style-name="P12"><text:span text:style-name="T11"/></text:p>
      <text:list xml:id="list104869912" text:style-name="L2">
        <text:list-item>
          <text:p text:style-name="P10">As a user I want to be able to <text:span text:style-name="T12">search and </text:span>add / remove titles from my watchlist</text:p>
          <text:p text:style-name="P10">so that I could update it</text:p>
        </text:list-item>
      </text:list>
      <text:p text:style-name="P2"><text:tab/><text:tab/></text:p>
      <text:p text:style-name="P2"><text:tab/>Done when watchlist can be updated by adding / removing titles</text:p>
      <text:p text:style-name="P2"/>
      <text:list xml:id="list3438896009" text:style-name="L3">
        <text:list-item>
          <text:p text:style-name="P11">As a user I want to get recommendations on titles I might be interested in watching next</text:p>
          <text:p text:style-name="P11">so that I could keep myself entertained</text:p>
        </text:list-item>
      </text:list>
      <text:p text:style-name="P2"><text:tab/><text:tab/></text:p>
      <text:p text:style-name="P6"><text:span text:style-name="T1"><text:tab/></text:span><text:span text:style-name="T2">Done when recommendations based on current watchlist are provided to user</text:span></text:p>
      <text:p text:style-name="P13"><text:soft-page-break/></text:p>
      <text:list xml:id="list1564346495" text:style-name="L4">
        <text:list-item>
          <text:p text:style-name="P14">As a user I want to receive notifications when titles in my watchlist get released</text:p>
          <text:p text:style-name="P14">so that I could watch them</text:p>
        </text:list-item>
      </text:list>
      <text:p text:style-name="P3"><text:tab/><text:tab/></text:p>
      <text:p text:style-name="P3"><text:tab/>Done when user gets notifications on release of titles in watchlist</text:p>
      <text:p text:style-name="P3"/>
      <text:list xml:id="list323130831" text:style-name="L5">
        <text:list-item>
          <text:p text:style-name="P25">As an admin I want to be able to create a new title</text:p>
          <text:p text:style-name="P25">so that I could use it for system testing</text:p>
        </text:list-item>
      </text:list>
      <text:p text:style-name="P26"><text:tab/><text:tab/></text:p>
      <text:p text:style-name="P26"><text:tab/>Done when admin can create a title in the app</text:p>
      <text:p text:style-name="P3"/>
      <text:list xml:id="list2554134965" text:style-name="L6">
        <text:list-item>
          <text:p text:style-name="P15">As a user I want to be able to follow a genre / director and get notifications on a new appropriate title release</text:p>
          <text:p text:style-name="P15">so that I could discover new titles similar to ones I like</text:p>
        </text:list-item>
      </text:list>
      <text:p text:style-name="P3"><text:tab/><text:tab/></text:p>
      <text:p text:style-name="P28"><text:span text:style-name="T2"><text:tab/>Done when user can follow genres / directors and get notifications on appropriate title <text:tab/>realeases</text:span></text:p>
      <text:p text:style-name="P5"/>
      <text:list xml:id="list3652135851" text:style-name="L8">
        <text:list-item>
          <text:p text:style-name="P23">As a user I want ot be <text:s/>able to share my watchlist on social media</text:p>
          <text:p text:style-name="P23">so that I could keep up with my friends on things we watch</text:p>
        </text:list-item>
      </text:list>
      <text:p text:style-name="P7"><text:tab/><text:tab/></text:p>
      <text:p text:style-name="P7"><text:tab/>Done when user can share his / her watchlist from the app</text:p>
      <text:p text:style-name="P7"/>
      <text:list xml:id="list878402161" text:style-name="L9">
        <text:list-item>
          <text:p text:style-name="P24">As a user I want to customize the app theme</text:p>
          <text:p text:style-name="P24">so that I could make it more personal and increase accessibility</text:p>
        </text:list-item>
      </text:list>
      <text:p text:style-name="P7"><text:tab/><text:tab/></text:p>
      <text:p text:style-name="P7"><text:tab/>Done when user can customize light-dark theme, app colors and font size</text:p>
      <text:p text:style-name="P7"/>
      <text:p text:style-name="P8">* <text:span text:style-name="T4">complementary stori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0.5in"/>
          <style:tab-stop style:position="1in" style:leader-style="solid" style:leader-text="-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8:15:39.780000000</meta:creation-date>
    <dc:date>2021-02-20T11:10:39.906000000</dc:date>
    <meta:editing-duration>PT31M10S</meta:editing-duration>
    <meta:editing-cycles>1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9" meta:word-count="391" meta:character-count="2009" meta:non-whitespace-character-count="1645"/>
  </office:meta>
</office:document-meta>
</file>